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5847" officeooo:paragraph-rsid="00015847"/>
    </style:style>
    <style:style style:name="P2" style:family="paragraph" style:parent-style-name="Standard">
      <style:paragraph-properties fo:text-align="center" style:justify-single-word="false"/>
      <style:text-properties officeooo:rsid="00015847" officeooo:paragraph-rsid="00015847"/>
    </style:style>
    <style:style style:name="P3" style:family="paragraph" style:parent-style-name="Standard">
      <style:text-properties fo:font-style="italic" officeooo:rsid="00015847" officeooo:paragraph-rsid="00015847" style:font-style-asian="italic" style:font-style-complex="italic"/>
    </style:style>
    <style:style style:name="P4" style:family="paragraph" style:parent-style-name="Standard" style:list-style-name="L1">
      <style:text-properties officeooo:paragraph-rsid="00015847"/>
    </style:style>
    <style:style style:name="P5" style:family="paragraph" style:parent-style-name="Standard" style:list-style-name="L1">
      <style:text-properties officeooo:rsid="00018a88" officeooo:paragraph-rsid="00018a88"/>
    </style:style>
    <style:style style:name="P6" style:family="paragraph" style:parent-style-name="Standard">
      <style:text-properties officeooo:rsid="00018a88" officeooo:paragraph-rsid="00018a88"/>
    </style:style>
    <style:style style:name="P7" style:family="paragraph" style:parent-style-name="Standard">
      <style:text-properties officeooo:rsid="000226d1" officeooo:paragraph-rsid="000226d1"/>
    </style:style>
    <style:style style:name="P8" style:family="paragraph" style:parent-style-name="Standard">
      <style:text-properties officeooo:rsid="0003a28d" officeooo:paragraph-rsid="0003a28d"/>
    </style:style>
    <style:style style:name="P9" style:family="paragraph" style:parent-style-name="Standard">
      <style:text-properties officeooo:rsid="000484b9" officeooo:paragraph-rsid="000484b9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01584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484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eation Theorem</text:p>
      <text:p text:style-name="P2">by Sven Nilsen, 2021</text:p>
      <text:p text:style-name="P1"/>
      <text:p text:style-name="P3">In this paper I present one creation theorem found in Path Semantical Logic.</text:p>
      <text:p text:style-name="P1"/>
      <text:p text:style-name="P1">The Creation Theorem is the following:</text:p>
      <text:p text:style-name="P1"/>
      <text:p text:style-name="P1"><text:tab/>(a b) (A B):</text:p>
      <text:p text:style-name="P1"><text:tab/>¬a ∧ (b =&gt; B) <text:s text:c="2"/>=&gt; <text:s text:c="2"/>(A =&gt; B)</text:p>
      <text:p text:style-name="P1"/>
      <text:p text:style-name="P1">Here, the tuple `(a b)` has level 0 and the tuple `(A B)` has level 1 (2021 standard order<text:span text:style-name="T3"><text:reference-ref text:reference-format="text" text:ref-name="standard order">[1]</text:reference-ref></text:span>).</text:p>
      <text:p text:style-name="P1"/>
      <text:p text:style-name="P1">The word “creation” comes from the Time Interpretation<text:span text:style-name="T3"><text:reference-ref text:reference-format="text" text:ref-name="time interpretation">[2]</text:reference-ref></text:span><text:span text:style-name="T4"> of Path Semantical Logic</text:span><text:span text:style-name="T3"><text:reference-ref text:reference-format="text" text:ref-name="path semantical logic">[3]</text:reference-ref></text:span><text:span text:style-name="T4">:</text:span></text:p>
      <text:p text:style-name="P1"/>
      <text:list xml:id="list6350203187540753670" text:style-name="L1">
        <text:list-item>
          <text:p text:style-name="P4"><text:span text:style-name="T1">Before the universe came into existence, nothing happened, `¬a`.</text:span></text:p>
        </text:list-item>
        <text:list-item>
          <text:p text:style-name="P5">Instead of nothing happening, something `b` could have caused something `B` (`b =&gt; B`).</text:p>
        </text:list-item>
        <text:list-item>
          <text:p text:style-name="P5">When nothing happens it causes everything `a =&gt; A`, since `false =&gt; A`.</text:p>
        </text:list-item>
        <text:list-item>
          <text:p text:style-name="P5">Nothing happening relates to something that could have happened `a =&gt; b`, since `false =&gt; b`.</text:p>
        </text:list-item>
        <text:list-item>
          <text:p text:style-name="P5">Therefore, using the Implication Theorem<text:span text:style-name="T3"><text:reference-ref text:reference-format="text" text:ref-name="implication theorem">[4]</text:reference-ref></text:span>, `A =&gt; B`.</text:p>
        </text:list-item>
      </text:list>
      <text:p text:style-name="P6"/>
      <text:p text:style-name="P7">With other words, the Creation Theorem follows from the Implication Theorem.</text:p>
      <text:p text:style-name="P6"/>
      <text:p text:style-name="P7">What makes the Creation Theorem special is that in level 1, `A =&gt; B` is a structure of being.</text:p>
      <text:p text:style-name="P7">This structure was created from nothing, or nothing happening.</text:p>
      <text:p text:style-name="P7"/>
      <text:p text:style-name="P7">There was no structure of being before the universe came into existence,</text:p>
      <text:p text:style-name="P7">yet what was <text:span text:style-name="T5">not happening</text:span> created the universe.</text:p>
      <text:p text:style-name="P7">The universe is a witness that nothing happened before it came into being.</text:p>
      <text:p text:style-name="P7"/>
      <text:p text:style-name="P8">Another view is that <text:span text:style-name="T6">the Creation Theorem shows how symmetry is broken between `true` and `false`.</text:span></text:p>
      <text:p text:style-name="P9">In normal Propositional Logic<text:span text:style-name="T3"><text:reference-ref text:reference-format="text" text:ref-name="propositional calculus">[5]</text:reference-ref></text:span><text:span text:style-name="T4"> (PL)</text:span>, there is no difference between adding an extra parameter, e.g. `x` and set it to `x = true` or `x = false`. This means that PL is symmetric with respect to `true` and `false` in independent variables. However, in Path Semantical Logic the Creation Theorem does not introduce new relations from `x = true`, but it does through `x = false`. This means the symmetry is broken between `true` and `false`.</text:p>
      <text:h text:style-name="P10" text:outline-level="3">References:</text:h>
      <text:p text:style-name="P1"/>
      <text:p text:style-name="P1"><text:reference-mark-start text:name="standard order"/>[1]<text:reference-mark-end text:name="standard order"/><text:tab/>“New Standard Order for Levels”</text:p>
      <text:p text:style-name="P1"><text:tab/>Sven Nilsen, 2021</text:p>
      <text:p text:style-name="P1"><text:tab/><text:a xlink:type="simple" xlink:href="https://github.com/advancedresearch/path_semantics/blob/master/papers-wip2/new-standard-order-for-levels.pdf" text:style-name="Internet_20_link" text:visited-style-name="Visited_20_Internet_20_Link"><text:span text:style-name="T2">https://github.com/advancedresearch/path_semantics/blob/master/papers-wip2/new-standard-order-for-levels.pdf</text:span></text:a></text:p>
      <text:p text:style-name="P1"/>
      <text:p text:style-name="P1"><text:reference-mark-start text:name="time interpretation"/>[2]<text:reference-mark-end text:name="time interpretation"/><text:tab/>“Time Interpretation”</text:p>
      <text:p text:style-name="P1"><text:tab/>Sven Nilsen, 2021</text:p>
      <text:p text:style-name="P1"><text:tab/><text:a xlink:type="simple" xlink:href="https://github.com/advancedresearch/path_semantics/blob/master/papers-wip2/time-interpretation.pdf" text:style-name="Internet_20_link" text:visited-style-name="Visited_20_Internet_20_Link"><text:span text:style-name="T2">https://github.com/advancedresearch/path_semantics/blob/master/papers-wip2/time-interpretation.pdf</text:span></text:a></text:p>
      <text:p text:style-name="P1"/>
      <text:p text:style-name="P1"><text:reference-mark-start text:name="path semantical logic"/>[3]<text:reference-mark-end text:name="path semantical logic"/><text:tab/>“Path Semantical Logic”</text:p>
      <text:p text:style-name="P1"><text:tab/>AdvancedResearch – Reading sequence on Path Semantical Logic</text:p>
      <text:p text:style-name="P1"><text:tab/><text:a xlink:type="simple" xlink:href="https://github.com/advancedresearch/path_semantics/blob/master/sequences.md#path-semantical-logic" text:style-name="Internet_20_link" text:visited-style-name="Visited_20_Internet_20_Link"><text:span text:style-name="T2">https://github.com/advancedresearch/path_semantics/blob/master/sequences.md#path-semantical-logic</text:span></text:a></text:p>
      <text:p text:style-name="P1"/>
      <text:p text:style-name="P6"><text:reference-mark-start text:name="implication theorem"/>[4]<text:reference-mark-end text:name="implication theorem"/><text:tab/>“Implication Theorem”</text:p>
      <text:p text:style-name="P6"><text:tab/>Sven Nilsen, 2020</text:p>
      <text:p text:style-name="P6"><text:tab/><text:a xlink:type="simple" xlink:href="https://github.com/advancedresearch/path_semantics/blob/master/papers-wip/implication-theorem.pdf" text:style-name="Internet_20_link" text:visited-style-name="Visited_20_Internet_20_Link"><text:span text:style-name="T2">https://github.com/advancedresearch/path_semantics/blob/master/papers-wip/implication-theorem.pdf</text:span></text:a></text:p>
      <text:p text:style-name="P6"/>
      <text:p text:style-name="P9"><text:reference-mark-start text:name="propositional calculus"/>[5]<text:reference-mark-end text:name="propositional calculus"/><text:tab/>“Propositional calculus”</text:p>
      <text:p text:style-name="P9"><text:tab/>Wikipedia</text:p>
      <text:p text:style-name="P9"><text:tab/><text:a xlink:type="simple" xlink:href="https://en.wikipedia.org/wiki/Propositional_calculus" text:style-name="Internet_20_link" text:visited-style-name="Visited_20_Internet_20_Link"><text:span text:style-name="T2">https://en.wikipedia.org/wiki/Propositional_calculus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20:50:28.509947000</meta:creation-date>
    <dc:date>2021-09-15T21:37:42.551647000</dc:date>
    <meta:editing-duration>PT5M32S</meta:editing-duration>
    <meta:editing-cycles>1</meta:editing-cycles>
    <meta:document-statistic meta:table-count="0" meta:image-count="0" meta:object-count="0" meta:page-count="2" meta:paragraph-count="37" meta:word-count="340" meta:character-count="2448" meta:non-whitespace-character-count="2133"/>
    <meta:generator>LibreOffice/5.1.2.2$MacOSX_X86_64 LibreOffice_project/d3bf12ecb743fc0d20e0be0c58ca359301eb705f</meta:generator>
  </office:meta>
</office:document-meta>
</file>